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A big ti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Titl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m 1</text:p>
                <text:list>
                  <text:list-item>
                    <text:p>Item 1a</text:p>
                  </text:list-item>
                </text:list>
              </text:list-item>
              <text:list-item>
                <text:p>Item 2</text:p>
                <text:list>
                  <text:list-item>
                    <text:p>Item 2a with <text:span text:style-name="T1">italic</text:span> text1 and <text:span text:style-name="T2">bold</text:span> text2</text:p>
                    <text:list>
                      <text:list-item>
                        <text:p>Item 2a1 normal text</text:p>
                      </text:list-item>
                    </text:list>
                  </text:list-item>
                  <text:list-item>
                    <text:p>Item 2b with <text:span text:style-name="T2">bold</text:span> text</text:p>
                  </text:list-item>
                  <text:list-item>
                    <text:p>Item 3c with <text:span text:style-name="T3">underlined</text:span>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A New Titl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m 1</text:p>
                <text:list>
                  <text:list-item>
                    <text:p>Item 1a</text:p>
                  </text:list-item>
                </text:list>
              </text:list-item>
              <text:list-item>
                <text:p>Item 2</text:p>
                <text:list>
                  <text:list-item>
                    <text:p>Item 2a with <text:span text:style-name="T1">italic</text:span> text1 and <text:span text:style-name="T2">bold</text:span> text2</text:p>
                    <text:list>
                      <text:list-item>
                        <text:p>Item 2a1 normal text</text:p>
                      </text:list-item>
                    </text:list>
                  </text:list-item>
                  <text:list-item>
                    <text:p>Item 2b with <text:span text:style-name="T2">bold</text:span></text:p>
                  </text:list-item>
                  <text:list-item>
                    <text:p>Item 2c with <text:span text:style-name="T3">underlined</text:span> text</text:p>
                  </text:list-item>
                </text:list>
              </text:list-item>
              <text:list-item>
                <text:p><text:span text:style-name="T2">Item 3 is really important</text:span></text:p>
                <text:list>
                  <text:list-item>
                    <text:p><text:span text:style-name="T4">Item 3a is n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Title (<text:span text:style-name="T1">with italic</text:span>)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Item</text:span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19T21:06:43.489561770</meta:creation-date>
    <meta:editing-duration>PT1H21M23S</meta:editing-duration>
    <meta:editing-cycles>16</meta:editing-cycles>
    <meta:generator>LibreOffice/7.3.7.2$Linux_X86_64 LibreOffice_project/30$Build-2</meta:generator>
    <dc:title>Blue Curve</dc:title>
    <meta:initial-creator>Hartmut Seichter</meta:initial-creator>
    <dc:date>2023-09-02T19:52:48.448522116</dc:date>
    <dc:creator>Rubén Béjar</dc:creator>
    <meta:document-statistic meta:object-count="50"/>
  </office:meta>
</office:document-meta>
</file>